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ockServerSpec.initHttpHandler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ServerSpec.DefaultMockServerSpec( WebHandler web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